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2.447cm" style:rel-column-width="1387*"/>
    </style:style>
    <style:style style:name="Tabelle1.B" style:family="table-column">
      <style:table-column-properties style:column-width="6.443cm" style:rel-column-width="3653*"/>
    </style:style>
    <style:style style:name="Tabelle1.C" style:family="table-column">
      <style:table-column-properties style:column-width="6.429cm" style:rel-column-width="3645*"/>
    </style:style>
    <style:style style:name="Tabelle1.D" style:family="table-column">
      <style:table-column-properties style:column-width="10.393cm" style:rel-column-width="589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rows-spanned="14" office:value-type="string">
            <text:p text:style-name="Table_20_Contents">root</text:p>
            <text:p text:style-name="Table_20_Contents">&lt;DiffLevel&gt;</text:p>
          </table:table-cell>
          <table:table-cell table:style-name="Tabelle1.A1" office:value-type="string">
            <text:p text:style-name="Table_20_Contents">t1</text:p>
          </table:table-cell>
          <table:table-cell table:style-name="Tabelle1.C1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Table_20_Contents">t2</text:p>
          </table:table-cell>
          <table:table-cell table:style-name="Tabelle1.C2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Standard">&lt;DiffLevel&gt; down</text:p>
          </table:table-cell>
          <table:table-cell table:style-name="Tabelle1.C2" table:number-columns-spanned="2" office:value-type="string">
            <text:p text:style-name="Table_20_Contents">(next DiffLevel object)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Standard">&lt;DiffLevel&gt; up</text:p>
          </table:table-cell>
          <table:table-cell table:style-name="Tabelle1.C2" table:number-columns-spanned="2" office:value-type="string">
            <text:p text:style-name="P1">None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Table_20_Contents">&lt;str&gt; report_type</text:p>
          </table:table-cell>
          <table:table-cell table:style-name="Tabelle1.C2" table:number-columns-spanned="2" office:value-type="string">
            <text:p text:style-name="P1">None</text:p>
          </table:table-cell>
          <table:covered-table-cell/>
        </table:table-row>
        <table:table-row>
          <table:covered-table-cell/>
          <table:table-cell table:style-name="Tabelle1.B2" table:number-rows-spanned="4" office:value-type="string">
            <text:p text:style-name="Table_20_Contents">&lt;ChildRelationship&gt;<text:line-break/>t1_child_rel</text:p>
          </table:table-cell>
          <table:table-cell table:style-name="Tabelle1.B2" office:value-type="string">
            <text:p text:style-name="Table_20_Contents">parent</text:p>
          </table:table-cell>
          <table:table-cell table:style-name="Tabelle1.C2" office:value-type="string">
            <text:p text:style-name="Table_20_Contents">== root.t1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Table_20_Contents">child</text:p>
          </table:table-cell>
          <table:table-cell table:style-name="Tabelle1.C2" office:value-type="string">
            <text:p text:style-name="Table_20_Contents">== root.down.t1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Table_20_Contents">param</text:p>
          </table:table-cell>
          <table:table-cell table:style-name="Tabelle1.C2" office:value-type="string">
            <text:p text:style-name="Table_20_Contents">e.g. “2” or “my_attribute”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Table_20_Contents">access_partial()</text:p>
          </table:table-cell>
          <table:table-cell table:style-name="Tabelle1.C2" office:value-type="string">
            <text:p text:style-name="Table_20_Contents">e.g. “[2]” or “.my_attribute”</text:p>
          </table:table-cell>
        </table:table-row>
        <table:table-row>
          <table:covered-table-cell/>
          <table:table-cell table:style-name="Tabelle1.B2" table:number-rows-spanned="4" office:value-type="string">
            <text:p text:style-name="Table_20_Contents">&lt;ChildRelationship&gt;<text:line-break/>t2_child_rel</text:p>
          </table:table-cell>
          <table:table-cell table:style-name="Tabelle1.B2" office:value-type="string">
            <text:p text:style-name="Table_20_Contents">parent</text:p>
          </table:table-cell>
          <table:table-cell table:style-name="Tabelle1.C2" office:value-type="string">
            <text:p text:style-name="Table_20_Contents">== root.t2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Table_20_Contents">child</text:p>
          </table:table-cell>
          <table:table-cell table:style-name="Tabelle1.C2" office:value-type="string">
            <text:p text:style-name="Table_20_Contents">== root.down.t2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Table_20_Contents">param</text:p>
          </table:table-cell>
          <table:table-cell table:style-name="Tabelle1.C2" office:value-type="string">
            <text:p text:style-name="Table_20_Contents">e.g. “2” or “my_attribute”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Table_20_Contents">access_partial()</text:p>
          </table:table-cell>
          <table:table-cell table:style-name="Tabelle1.C2" office:value-type="string">
            <text:p text:style-name="Table_20_Contents">e.g. “[2]” or “.my_attribute”</text:p>
          </table:table-cell>
        </table:table-row>
        <table:table-row>
          <table:covered-table-cell/>
          <table:table-cell table:style-name="Tabelle1.B2" office:value-type="string">
            <text:p text:style-name="Standard">&lt;str&gt; path()</text:p>
          </table:table-cell>
          <table:table-cell table:style-name="Tabelle1.C2" table:number-columns-spanned="2" office:value-type="string">
            <text:p text:style-name="Table_20_Contents">“root”</text:p>
          </table:table-cell>
          <table:covered-table-cell/>
        </table:table-row>
        <table:table-row>
          <table:table-cell table:style-name="Tabelle1.B2" office:value-type="string">
            <text:p text:style-name="Table_20_Contents">(down)</text:p>
            <text:p text:style-name="Table_20_Contents">&lt;DiffLevel&gt;</text:p>
          </table:table-cell>
          <table:table-cell table:style-name="Tabelle1.B2" office:value-type="string">
            <text:p text:style-name="Table_20_Contents">...</text:p>
          </table:table-cell>
          <table:table-cell table:style-name="Tabelle1.C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e1.B2" table:number-rows-spanned="8" office:value-type="string">
            <text:p text:style-name="Table_20_Contents">(deepest level)</text:p>
            <text:p text:style-name="Table_20_Contents">&lt;DiffLevel&gt;</text:p>
          </table:table-cell>
          <table:table-cell table:style-name="Tabelle1.B2" office:value-type="string">
            <text:p text:style-name="Table_20_Contents">t1</text:p>
          </table:table-cell>
          <table:table-cell table:style-name="Tabelle1.C2" table:number-columns-spanned="2" office:value-type="string">
            <text:p text:style-name="Table_20_Contents"><text:span text:style-name="T1">actual changed object</text:span> – before change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Table_20_Contents">t2</text:p>
          </table:table-cell>
          <table:table-cell table:style-name="Tabelle1.C2" table:number-columns-spanned="2" office:value-type="string">
            <text:p text:style-name="Table_20_Contents"><text:span text:style-name="T1">actual changed object</text:span> – after change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Table_20_Contents">&lt;DiffLevel&gt; down</text:p>
          </table:table-cell>
          <table:table-cell table:style-name="Tabelle1.C2" table:number-columns-spanned="2" office:value-type="string">
            <text:p text:style-name="P1">None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Table_20_Contents">&lt;DiffLevel&gt; up</text:p>
          </table:table-cell>
          <table:table-cell table:style-name="Tabelle1.C2" table:number-columns-spanned="2" office:value-type="string">
            <text:p text:style-name="Table_20_Contents">(previous DiffLevel object)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Table_20_Contents">&lt;str&gt; report_type</text:p>
          </table:table-cell>
          <table:table-cell table:style-name="Tabelle1.C2" table:number-columns-spanned="2" office:value-type="string">
            <text:p text:style-name="Table_20_Contents">e.g. “dictionary_item_added”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Table_20_Contents">&lt;ChildRelationship&gt; t1_child_rel</text:p>
          </table:table-cell>
          <table:table-cell table:style-name="Tabelle1.C2" table:number-columns-spanned="2" office:value-type="string">
            <text:p text:style-name="P1">None<text:span text:style-name="T2"> b/c down is None</text:span>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Table_20_Contents">&lt;ChildRelationship&gt; t2_child_rel</text:p>
          </table:table-cell>
          <table:table-cell table:style-name="Tabelle1.C2" table:number-columns-spanned="2" office:value-type="string">
            <text:p text:style-name="P1">None<text:span text:style-name="T2"> b/c down is None</text:span>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Standard">&lt;str&gt; path()</text:p>
          </table:table-cell>
          <table:table-cell table:style-name="Tabelle1.C2" table:number-columns-spanned="2" office:value-type="string">
            <text:p text:style-name="Table_20_Contents">e.g. “root['ingredients'][0]”</text:p>
          </table:table-cell>
          <table:covered-table-cell/>
        </table:table-row>
      </table:table>
      <text:p text:style-name="Standard"/>
      <text:p text:style-name="Standard">We always return the deepest level object (i.e. the one containing the change)</text:p>
      <text:p text:style-name="Standard"/>
      <text:p text:style-name="Standard">TODO: delete this file, document sensib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Helvetic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Hahn</meta:initial-creator>
    <meta:creation-date>2016-08-19T16:49:33</meta:creation-date>
    <dc:date>2016-08-26T18:26:38</dc:date>
    <dc:creator>Victor Hahn</dc:creator>
    <meta:editing-duration>P7DT1H37M5S</meta:editing-duration>
    <meta:editing-cycles>20</meta:editing-cycles>
    <meta:generator>OpenOffice/4.1.1$Unix OpenOffice.org_project/411m6$Build-9775</meta:generator>
    <meta:document-statistic meta:table-count="1" meta:image-count="0" meta:object-count="0" meta:page-count="1" meta:paragraph-count="53" meta:word-count="124" meta:character-count="898"/>
  </office:meta>
</office:document-meta>
</file>